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258BF6996518BB5499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5.67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12.871cm" draw:z-index="0"><draw:image xlink:href="Pictures/100000000000025800000258BF6996518BB5499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8-05-02T17:03:28.037052188</meta:creation-date>
    <dc:date>2018-05-02T17:03:55.822905383</dc:date>
    <dc:creator>Miklos Vajna</dc:creator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6.1.0.0.alpha1$Linux_X86_64 LibreOffice_project/ec2dd907f5dc3e691bf33e1396949197775c63e5</meta:generator>
  </office:meta>
</office:document-meta>
</file>